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97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Nazwa/ID</text:p>
          </table:table-cell>
          <table:table-cell/>
          <table:table-cell table:style-name="ce7" office:value-type="string">
            <text:p>Priorytet</text:p>
          </table:table-cell>
          <table:table-cell table:style-name="ce7" office:value-type="string">
            <text:p>Story Points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zarządzanie notatkami (dodanie, edycja, usunięcie)</text:p>
          </table:table-cell>
          <table:table-cell table:number-columns-repeated="2"/>
          <table:table-cell table:formula="of:=SUM([.D3:.D12])" office:value-type="float" office:value="43">
            <text:p>43</text:p>
          </table:table-cell>
          <table:table-cell table:number-columns-repeated="14"/>
          <table:table-cell office:value-type="string">
            <text:p>zarządzanie kontaktami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ybranie kategorii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bieranie typu z kategorii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string">
            <text:p>zapraszanie użytkowników do znajom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żliwość dodania własnych typów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5"/>
          <table:table-cell office:value-type="string">
            <text:p>akceptacja/odrzucanie zaproszeń do znajomy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żliwość dodania własnych kategorii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odczytanie współrzędnych geograficznych gdzie użytkownik znajduje się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przypisanie notatki do miejsca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zapisywanie tematu i opisu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zypisanie zdjęć do notatki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uwanie dodanych przez siebie notatek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zypisanie autora, daty utworzenia oraz edycji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podgląd notatek w postaci listy (tytuły) oraz punktów na mapie, wybranie konkretnej notatki wyświetla dane: tytuł, opis, data utworzenia i edycji, autor, komentarze z autorem i datą utworzenia oraz edycji</text:p>
          </table:table-cell>
          <table:table-cell table:number-columns-repeated="2"/>
          <table:table-cell table:formula="of:=SUM([.D15:.D18])" office:value-type="float" office:value="19">
            <text:p>19</text:p>
          </table:table-cell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danych przez siebie – na swoim profilu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danych przez znajomych - na stronie głównej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danych w ramach grup, do których jesteśmy przypisani – na profilu grupy</text:p>
          </table:table-cell>
          <table:table-cell office:value-type="string">
            <text:p>wyso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table:style-name="ce5" office:value-type="string">
            <text:p>przypisanych do miejsc znajdujących się w okolicy - podgląd poprzez nakładanie na obraz z kamery telefonu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string">
            <text:p>zarządzanie komentarzami notatek</text:p>
          </table:table-cell>
          <table:table-cell table:number-columns-repeated="2"/>
          <table:table-cell table:formula="of:=SUM([.D22:.D24])" office:value-type="float" office:value="11">
            <text:p>11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string">
            <text:p>dodanie/edycja, pola: treść, lista zdjęć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dgląd komentarzy notatki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unięcie komentarza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zarządzanie grupami (dodanie, edycja, usunięcie)</text:p>
          </table:table-cell>
          <table:table-cell table:number-columns-repeated="2"/>
          <table:table-cell table:formula="of:=SUM([.D27:.D32])" office:value-type="float" office:value="20">
            <text:p>20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danie grupie nazwy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zapraszanie znajomych do grupy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kceptowanie/odrzucanie zaproszeń do grupy przez administratorów</text:p>
          </table:table-cell>
          <table:table-cell office:value-type="string">
            <text:p>wyso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suwanie grup przez administratorów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zypisanie twórcy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stawienie administratorów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rejestracja</text:p>
          </table:table-cell>
          <table:table-cell table:number-columns-repeated="2"/>
          <table:table-cell table:formula="of:=SUM([.D35:.D38])"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apisanie loginu, hasła emaila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rawdzenie unikalności loginu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rawdzenie poprawności hasła (min 8 znaków alfanumerycznych), podwójne wpisanie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rawdzenie poprawności emaila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logowanie</text:p>
          </table:table-cell>
          <table:table-cell table:number-columns-repeated="2"/>
          <table:table-cell table:formula="of:=SUM([.D41:.D42])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utoryzacja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rzypominanie hasła poprzez email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wyszukiwanie użytkowników</text:p>
          </table:table-cell>
          <table:table-cell table:number-columns-repeated="2"/>
          <table:table-cell table:formula="of:=SUM([.D45])"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yszukiwane po nazwisku i imieniu w bazie wszystkich użytkowników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profil zalogowanego użytkownika</text:p>
          </table:table-cell>
          <table:table-cell table:number-columns-repeated="2"/>
          <table:table-cell table:formula="of:=SUM([.D48:.D49])"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dycja hasła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dycja maila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.03.2015</text:date>, <text:time>19:03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0:15:44.17</meta:creation-date>
    <dc:date>2015-03-26T19:03:33.56</dc:date>
    <meta:editing-duration>PT2H48M52S</meta:editing-duration>
    <meta:editing-cycles>21</meta:editing-cycles>
    <meta:generator>OpenOffice/4.0.1$Win32 OpenOffice.org_project/401m5$Build-9714</meta:generator>
    <meta:document-statistic meta:table-count="3" meta:cell-count="150" meta:object-count="0"/>
  </office:meta>
</office:document-meta>
</file>